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61D0000030A142BEB46.png" manifest:media-type="image/png"/>
  <manifest:file-entry manifest:full-path="Pictures/1000020100000150000001620D7F3B85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officeooo:rsid="0010195f" officeooo:paragraph-rsid="0010195f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kizzen der eigenen Lösung</text:p>
      <text:p text:style-name="P1"/>
      <text:p text:style-name="P1"/>
      <text:p text:style-name="P1"><draw:frame draw:style-name="fr1" draw:name="Bild1" text:anchor-type="paragraph" svg:x="0.695cm" svg:y="0.127cm" svg:width="6.493cm" svg:height="6.84cm" draw:z-index="0"><draw:image xlink:href="Pictures/1000020100000150000001620D7F3B85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Bild2" text:anchor-type="paragraph" svg:x="-0.647cm" svg:y="0.429cm" svg:width="18.295cm" svg:height="9.095cm" draw:z-index="1"><draw:image xlink:href="Pictures/100002010000061D0000030A142BEB46.png" xlink:type="simple" xlink:show="embed" xlink:actuate="onLoad"/></draw:frame>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03T09:06:42.635153266</meta:creation-date>
    <dc:date>2014-12-03T09:09:08.857883544</dc:date>
    <meta:editing-duration>PT2M27S</meta:editing-duration>
    <meta:editing-cycles>1</meta:editing-cycles>
    <meta:document-statistic meta:table-count="0" meta:image-count="2" meta:object-count="0" meta:page-count="1" meta:paragraph-count="1" meta:word-count="4" meta:character-count="26" meta:non-whitespace-character-count="23"/>
    <meta:generator>LibreOffice/4.3.3.1.0$Linux_X86_64 LibreOffice_project/430m0$Build-1</meta:generator>
  </office:meta>
</office:document-meta>
</file>